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4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Fine_20_Dashed" svg:stroke-color="#000000" svg:stroke-opacity="100%" draw:fill-color="#729fcf" draw:opacity="100%" draw:textarea-horizontal-align="justify" draw:textarea-vertical-align="top" draw:auto-grow-height="false"/>
    </style:style>
    <style:style style:name="gr6" style:family="graphic" style:parent-style-name="objectwithoutfill">
      <style:graphic-properties draw:marker-end="Symmetric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9" style:family="graphic" style:parent-style-name="objectwithoutfill">
      <style:graphic-properties draw:marker-start="Arrow" draw:marker-end="Arrow" draw:fill="none" draw:textarea-vertical-align="middl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35cm" draw:marker-start="" draw:marker-start-width="0.253cm" draw:marker-end="Arrow" draw:marker-end-width="0.253cm" draw:fill="none" draw:textarea-vertical-align="middle" fo:padding-top="0.143cm" fo:padding-bottom="0.143cm" fo:padding-left="0.268cm" fo:padding-right="0.268cm"/>
    </style:style>
    <style:style style:name="gr12" style:family="graphic" style:parent-style-name="objectwithoutfill">
      <style:graphic-properties draw:stroke="solid" svg:stroke-width="0.035cm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/>
    </style:style>
    <style:style style:name="P3" style:family="paragraph">
      <style:paragraph-properties fo:text-align="center"/>
      <style:text-properties style:font-name="Liberation Sans2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text-shadow="1pt 1pt"/>
    </style:style>
    <style:style style:name="P8" style:family="paragraph">
      <style:text-properties fo:font-size="9pt" style:font-size-asian="9pt" style:font-size-complex="9pt"/>
    </style:style>
    <style:style style:name="P9" style:family="paragraph">
      <style:text-properties fo:font-size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7.404cm" svg:x="0.254cm" svg:y="0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.758cm" svg:y1="5.63cm" svg:x2="2.238cm" svg:y2="7.467cm" svg:d="M2758 5630c0 1378-520 460-520 1837" svg:viewBox="0 0 521 1838">
          <text:p/>
        </draw:connector>
        <draw:custom-shape draw:style-name="gr3" draw:text-style-name="P2" draw:layer="layout" svg:width="5.817cm" svg:height="7.419cm" draw:transform="skewX (0.00890117918517108) rotate (0.00558505360638185) translate (6.665cm 0.727cm)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314cm" svg:y1="4.05cm" svg:x2="11.314cm" svg:y2="4.05cm">
          <text:p/>
        </draw:line>
        <draw:line draw:style-name="gr4" draw:text-style-name="P3" draw:layer="layout" svg:x1="4.25cm" svg:y1="3.652cm" svg:x2="4.25cm" svg:y2="3.652cm">
          <text:p/>
        </draw:line>
        <draw:custom-shape draw:style-name="gr5" draw:text-style-name="P4" draw:layer="layout" svg:width="2.994cm" svg:height="3.08cm" svg:x="0.448cm" svg:y="4.556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.725cm" svg:y1="5.904cm" svg:x2="3.91cm" svg:y2="5.08cm">
          <text:p/>
        </draw:line>
        <draw:line draw:style-name="gr6" draw:text-style-name="P5" draw:layer="layout" svg:x1="2.54cm" svg:y1="6.858cm" svg:x2="3.91cm" svg:y2="5.334cm">
          <text:p/>
        </draw:line>
        <draw:frame draw:style-name="gr7" draw:text-style-name="P6" draw:layer="layout" svg:width="2.032cm" svg:height="0.729cm" svg:x="0.04cm" svg:y="-0.038cm">
          <draw:text-box>
            <text:p><text:span text:style-name="T2">Leader</text:span></text:p>
          </draw:text-box>
        </draw:frame>
        <draw:frame draw:style-name="gr7" draw:text-style-name="P6" draw:layer="layout" svg:width="2.014cm" svg:height="0.729cm" svg:x="6.34cm" svg:y="-0.037cm">
          <draw:text-box>
            <text:p><text:span text:style-name="T2">Backup</text:span></text:p>
          </draw:text-box>
        </draw:frame>
        <draw:custom-shape draw:style-name="gr8" draw:text-style-name="P4" draw:layer="layout" svg:width="2.988cm" svg:height="3.186cm" svg:x="0.448cm" svg:y="1.04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42cm" svg:height="0.654cm" svg:x="0.644cm" svg:y="3.2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982cm" svg:y1="3.894cm" svg:x2="1.982cm" svg:y2="4.888cm">
          <text:p/>
        </draw:line>
        <draw:custom-shape draw:style-name="gr10" draw:text-style-name="P4" xml:id="id2" draw:id="id2" draw:layer="layout" svg:width="1.93cm" svg:height="1.016cm" svg:x="3.91cm" svg:y="4.58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81cm" svg:height="0.654cm" svg:x="0.644cm" svg:y="1.6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73cm" svg:height="0.654cm" svg:x="2.099cm" svg:y="1.6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2.542cm" svg:height="0.654cm" svg:x="0.644cm" svg:y="2.4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3.186cm" svg:y1="2.767cm" svg:x2="4.875cm" svg:y2="4.58cm" draw:start-shape="id1" draw:start-glue-point="1" draw:end-shape="id2" draw:end-glue-point="0" svg:d="M3186 2767c1126 0 1689 604 1689 1813" svg:viewBox="0 0 1690 1814">
          <text:p/>
        </draw:connector>
        <draw:connector draw:style-name="gr2" draw:text-style-name="P7" draw:layer="layout" draw:type="curve" svg:x1="1.58cm" svg:y1="5.631cm" svg:x2="1.061cm" svg:y2="7.468cm" svg:d="M1580 5631c0 1378-519 460-519 1837" svg:viewBox="0 0 520 1838">
          <text:p/>
        </draw:connector>
        <draw:custom-shape draw:style-name="gr10" draw:text-style-name="P4" xml:id="id4" draw:id="id4" draw:layer="layout" svg:width="1.924cm" svg:height="1.016cm" svg:x="6.966cm" svg:y="4.58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388cm" svg:y1="5.042cm" svg:x2="7.42cm" svg:y2="5.042cm">
          <text:p/>
        </draw:line>
        <draw:frame draw:style-name="gr7" draw:text-style-name="P8" draw:layer="layout" svg:width="1.524cm" svg:height="0.607cm" svg:x="5.682cm" svg:y="4.534cm">
          <draw:text-box>
            <text:p><text:span text:style-name="T1">RDMA</text:span></text:p>
          </draw:text-box>
        </draw:frame>
        <draw:line draw:style-name="gr4" draw:text-style-name="P3" draw:layer="layout" svg:x1="12.88cm" svg:y1="3.652cm" svg:x2="12.88cm" svg:y2="3.652cm">
          <text:p/>
        </draw:line>
        <draw:custom-shape draw:style-name="gr8" draw:text-style-name="P4" draw:layer="layout" svg:width="2.984cm" svg:height="3.186cm" svg:x="9.248cm" svg:y="1.04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39cm" svg:height="0.654cm" svg:x="9.444cm" svg:y="3.2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8cm" svg:height="0.654cm" svg:x="9.444cm" svg:y="1.6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071cm" svg:height="0.654cm" svg:x="10.898cm" svg:y="1.6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2.539cm" svg:height="0.654cm" svg:x="9.444cm" svg:y="2.4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9.444cm" svg:y1="2.767cm" svg:x2="7.928cm" svg:y2="4.58cm" draw:start-shape="id3" draw:start-glue-point="3" draw:end-shape="id4" svg:d="M9444 2767c-1011 0-1516 604-1516 1813" svg:viewBox="0 0 1517 1814">
          <text:p/>
        </draw:connector>
        <draw:frame draw:style-name="gr7" draw:text-style-name="P9" draw:layer="layout" svg:width="2.245cm" svg:height="0.573cm" svg:x="1.324cm" svg:y="6.758cm">
          <draw:text-box>
            <text:p><text:span text:style-name="T3">tab_receive()</text:span></text:p>
          </draw:text-box>
        </draw:frame>
        <draw:connector draw:style-name="gr2" draw:text-style-name="P7" draw:layer="layout" draw:type="curve" svg:x1="2.564cm" svg:y1="5.632cm" svg:x2="2.044cm" svg:y2="7.469cm" svg:d="M2564 5632c0 1378-520 460-520 1837" svg:viewBox="0 0 521 1838">
          <text:p/>
        </draw:connector>
        <draw:frame draw:style-name="gr7" draw:text-style-name="P9" draw:layer="layout" svg:width="1.897cm" svg:height="0.573cm" svg:x="0.538cm" svg:y="5.759cm">
          <draw:text-box>
            <text:p><text:span text:style-name="T3">tab_send()</text:span></text:p>
          </draw:text-box>
        </draw:frame>
        <draw:custom-shape draw:style-name="gr5" draw:text-style-name="P4" draw:layer="layout" svg:width="2.991cm" svg:height="3.08cm" svg:x="9.248cm" svg:y="4.556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0.38cm" svg:y1="6.858cm" svg:x2="8.89cm" svg:y2="5.08cm">
          <text:p/>
        </draw:line>
        <draw:connector draw:style-name="gr2" draw:text-style-name="P7" draw:layer="layout" draw:type="curve" svg:x1="10.38cm" svg:y1="5.631cm" svg:x2="9.86cm" svg:y2="7.468cm" svg:d="M10380 5631c0 1378-520 460-520 1837" svg:viewBox="0 0 521 1838">
          <text:p/>
        </draw:connector>
        <draw:frame draw:style-name="gr7" draw:text-style-name="P9" draw:layer="layout" svg:width="2.243cm" svg:height="0.573cm" svg:x="10.025cm" svg:y="6.758cm">
          <draw:text-box>
            <text:p><text:span text:style-name="T3">tab_receive()</text:span></text:p>
          </draw:text-box>
        </draw:frame>
        <draw:connector draw:style-name="gr2" draw:text-style-name="P7" draw:layer="layout" draw:type="curve" svg:x1="11.459cm" svg:y1="5.632cm" svg:x2="10.94cm" svg:y2="7.469cm" svg:d="M11459 5632c0 1378-519 460-519 1837" svg:viewBox="0 0 520 1838">
          <text:p/>
        </draw:connector>
        <draw:frame draw:style-name="gr7" draw:text-style-name="P9" draw:layer="layout" svg:width="1.894cm" svg:height="0.573cm" svg:x="9.731cm" svg:y="5.759cm">
          <draw:text-box>
            <text:p><text:span text:style-name="T3">tab_send()</text:span></text:p>
          </draw:text-box>
        </draw:frame>
        <draw:line draw:style-name="gr9" draw:text-style-name="P1" draw:layer="layout" svg:x1="10.78cm" svg:y1="3.894cm" svg:x2="10.78cm" svg:y2="4.888cm">
          <text:p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9H26M45S</meta:editing-duration>
    <meta:editing-cycles>98</meta:editing-cycles>
    <meta:generator>LibreOffice/4.2.8.2$Linux_X86_64 LibreOffice_project/420m0$Build-2</meta:generator>
    <dc:date>2016-06-25T19:10:55.436851679</dc:date>
    <meta:document-statistic meta:object-count="62"/>
  </office:meta>
</office:document-meta>
</file>